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1989" officeooo:paragraph-rsid="00071989"/>
    </style:style>
    <style:style style:name="P2" style:family="paragraph" style:parent-style-name="Standard">
      <style:text-properties officeooo:rsid="00071989" officeooo:paragraph-rsid="0010525c"/>
    </style:style>
    <style:style style:name="T1" style:family="text">
      <style:text-properties officeooo:rsid="000912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Ferrer</text:p>
      <text:p text:style-name="P1"/>
      <text:p text:style-name="P1"><text:tab/><text:span text:style-name="T1">“Government's first duty is to protect people, not run their lives.” This is the belief of former president Ronald Reagan, that government is meant to be a tool to help people be free. While many could argue that due to its restrictive nature with laws, ordinances, policy, procedure, taxes, regulations, and all related things which encompass the government that we are not free under a government, there are many things which prove government can be beneficial and much like what Ronald Reagan had said provide freedom. Today in the news, we have frequently been seeing headlines proclaiming government overreach however there are vastly different alternatives presented by various political scientists and philosophers which prove that government is a necessary construct for society.</text:span></text:p>
      <text:p text:style-name="P2"><text:span text:style-name="T1"><text:tab/>First consider the first alternative where there is no government, as presented by Thomas Hobbes in his book Leviathon, where all people are living in natural law. In natural law, there is essentially chaos tamed by the common moral values between people and inflamed by those not shared; where <text:s text:c="2"/>“if two men desire the same thing, which nevertheless they cannot both enjoy, they become enemies” (Leviathon, 13) and will enter a state of war. This causes problems with the liberty for all as this would result in a tribal-like system where those groups which could coexist and work towards a common goal would thrive and be able to conquer those entities, such as individuals and other groups, weaker than the strongest group, ironically potentially forming a government where one group has power and others are subservient to the strongest group.</text:span></text:p>
      <text:p text:style-name="P2"><text:span text:style-name="T1"><text:tab/>In a completely opposite manner,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11:04:57.407000000</meta:creation-date>
    <dc:date>2014-10-23T13:42:42.470000000</dc:date>
    <meta:editing-duration>PT5M11S</meta:editing-duration>
    <meta:editing-cycles>1</meta:editing-cycles>
    <meta:document-statistic meta:table-count="0" meta:image-count="0" meta:object-count="0" meta:page-count="1" meta:paragraph-count="4" meta:word-count="269" meta:character-count="1682" meta:non-whitespace-character-count="1410"/>
    <meta:generator>LibreOffice/4.1.0.4$Windows_x86 LibreOffice_project/89ea49ddacd9aa532507cbf852f2bb22b1ace28</meta:generator>
  </office:meta>
</office:document-meta>
</file>